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6cm" style:rel-column-width="4556*"/>
    </style:style>
    <style:style style:name="tabFortune.B" style:family="table-column">
      <style:table-column-properties style:column-width="1.131cm" style:rel-column-width="641*"/>
    </style:style>
    <style:style style:name="tabFortune.C" style:family="table-column">
      <style:table-column-properties style:column-width="2.387cm" style:rel-column-width="1353*"/>
    </style:style>
    <style:style style:name="tabFortune.D" style:family="table-column">
      <style:table-column-properties style:column-width="1.102cm" style:rel-column-width="625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9cm" style:rel-column-width="1513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weight="bold" style:font-weight-asian="bold" style:font-weight-complex="bold"/>
    </style:style>
    <style:style style:name="P2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Arial" fo:font-size="11pt" style:font-size-asian="11pt" style:font-size-complex="11pt"/>
    </style:style>
    <style:style style:name="P30" style:family="paragraph" style:parent-style-name="Table_20_Contents">
      <style:text-properties fo:color="#000000" style:font-name="Arial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9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40" style:family="paragraph" style:parent-style-name="DefaultSol">
      <style:text-properties style:font-name="Arial"/>
    </style:style>
    <style:style style:name="P41" style:family="paragraph" style:parent-style-name="DefaultSol">
      <style:text-properties style:font-name="Arial" fo:font-size="12pt" style:font-size-asian="12pt" style:font-size-complex="12pt"/>
    </style:style>
    <style:style style:name="P42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3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<text:span text:style-name="T4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43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42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5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6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7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8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39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7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9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0">%#include PCALVersementDouble#%</text:p>
      <text:p text:style-name="P40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4</meta:editing-cycles>
    <meta:editing-duration>PT2H8M44S</meta:editing-duration>
    <dc:date>2020-11-16T17:09:18.83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